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nt(self)</text:p>
          </table:table-cell>
          <table:table-cell table:style-name="ce1" office:value-type="string" calcext:value-type="string">
            <text:p>disturbance_cycles</text:p>
          </table:table-cell>
          <table:table-cell table:style-name="ce1" office:value-type="string" calcext:value-type="string">
            <text:p>NonCom TDI</text:p>
          </table:table-cell>
          <table:table-cell table:style-name="ce1" office:value-type="string" calcext:value-type="string">
            <text:p>BB TDI</text:p>
          </table:table-cell>
          <table:table-cell table:style-name="ce1" office:value-type="string" calcext:value-type="string">
            <text:p>DM TDI</text:p>
          </table:table-cell>
          <table:table-cell table:style-name="ce1" office:value-type="string" calcext:value-type="string">
            <text:p>AE PUSH TDI</text:p>
          </table:table-cell>
          <table:table-cell table:style-name="ce1" office:value-type="string" calcext:value-type="string">
            <text:p>AE PULL TDI</text:p>
          </table:table-cell>
          <table:table-cell table:style-name="ce1" office:value-type="string" calcext:value-type="string">
            <text:p>AE 1-PUSH TDI</text:p>
          </table:table-cell>
          <table:table-cell table:style-name="ce1" office:value-type="string" calcext:value-type="string">
            <text:p>AE 1-PULL TDI</text:p>
          </table:table-cell>
          <table:table-cell table:style-name="ce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DI AVG</text:p>
          </table:table-cell>
          <table:table-cell table:style-name="ce1" office:value-type="string" calcext:value-type="string">
            <text:p>NonCom TDI</text:p>
          </table:table-cell>
          <table:table-cell table:style-name="ce1" office:value-type="string" calcext:value-type="string">
            <text:p>BB TDI</text:p>
          </table:table-cell>
          <table:table-cell table:style-name="ce1" office:value-type="string" calcext:value-type="string">
            <text:p>DM TDI</text:p>
          </table:table-cell>
          <table:table-cell table:style-name="ce1" office:value-type="string" calcext:value-type="string">
            <text:p>AE PUSH TDI</text:p>
          </table:table-cell>
          <table:table-cell table:style-name="ce1" office:value-type="string" calcext:value-type="string">
            <text:p>AE PULL TDI</text:p>
          </table:table-cell>
          <table:table-cell table:style-name="ce1" office:value-type="string" calcext:value-type="string">
            <text:p>AE 1-PUSH TDI</text:p>
          </table:table-cell>
          <table:table-cell table:style-name="ce1" office:value-type="string" calcext:value-type="string">
            <text:p>AE 1-PULL TDI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342.1" calcext:value-type="float">
            <text:p>342,1</text:p>
          </table:table-cell>
          <table:table-cell table:formula="of:=AVERAGE([.D2:.D21])" office:value-type="float" office:value="5189.95" calcext:value-type="float">
            <text:p>5189,95</text:p>
          </table:table-cell>
          <table:table-cell table:formula="of:=AVERAGE([.E2:.E21])" office:value-type="float" office:value="5282.2" calcext:value-type="float">
            <text:p>5282,2</text:p>
          </table:table-cell>
          <table:table-cell table:formula="of:=AVERAGE([.F2:.F21])" office:value-type="float" office:value="3825.35" calcext:value-type="float">
            <text:p>3825,35</text:p>
          </table:table-cell>
          <table:table-cell table:formula="of:=AVERAGE([.G2:.G21])" office:value-type="float" office:value="3972.2" calcext:value-type="float">
            <text:p>3972,2</text:p>
          </table:table-cell>
          <table:table-cell table:formula="of:=AVERAGE([.H2:.H21])" office:value-type="float" office:value="3702.75" calcext:value-type="float">
            <text:p>3702,75</text:p>
          </table:table-cell>
          <table:table-cell table:formula="of:=AVERAGE([.I2:.I21])" office:value-type="float" office:value="3953.25" calcext:value-type="float">
            <text:p>3953,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376.05" calcext:value-type="float">
            <text:p>376,05</text:p>
          </table:table-cell>
          <table:table-cell table:formula="of:=AVERAGE([.D22:.D41])" office:value-type="float" office:value="5680.35" calcext:value-type="float">
            <text:p>5680,35</text:p>
          </table:table-cell>
          <table:table-cell table:formula="of:=AVERAGE([.E22:.E41])" office:value-type="float" office:value="5680.6" calcext:value-type="float">
            <text:p>5680,6</text:p>
          </table:table-cell>
          <table:table-cell table:formula="of:=AVERAGE([.F22:.F41])" office:value-type="float" office:value="4977.9" calcext:value-type="float">
            <text:p>4977,9</text:p>
          </table:table-cell>
          <table:table-cell table:formula="of:=AVERAGE([.G22:.G41])" office:value-type="float" office:value="5066.15" calcext:value-type="float">
            <text:p>5066,15</text:p>
          </table:table-cell>
          <table:table-cell table:formula="of:=AVERAGE([.H22:.H41])" office:value-type="float" office:value="4912.25" calcext:value-type="float">
            <text:p>4912,25</text:p>
          </table:table-cell>
          <table:table-cell table:formula="of:=AVERAGE([.I22:.I41])" office:value-type="float" office:value="5002.3" calcext:value-type="float">
            <text:p>5002,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681.65" calcext:value-type="float">
            <text:p>681,65</text:p>
          </table:table-cell>
          <table:table-cell table:formula="of:=AVERAGE([.D42:.D61])" office:value-type="float" office:value="6133.15" calcext:value-type="float">
            <text:p>6133,15</text:p>
          </table:table-cell>
          <table:table-cell table:formula="of:=AVERAGE([.E42:.E61])" office:value-type="float" office:value="6092.8" calcext:value-type="float">
            <text:p>6092,8</text:p>
          </table:table-cell>
          <table:table-cell table:formula="of:=AVERAGE([.F42:.F61])" office:value-type="float" office:value="5708.7" calcext:value-type="float">
            <text:p>5708,7</text:p>
          </table:table-cell>
          <table:table-cell table:formula="of:=AVERAGE([.G42:.G61])" office:value-type="float" office:value="5760.1" calcext:value-type="float">
            <text:p>5760,1</text:p>
          </table:table-cell>
          <table:table-cell table:formula="of:=AVERAGE([.H42:.H61])" office:value-type="float" office:value="5723.9" calcext:value-type="float">
            <text:p>5723,9</text:p>
          </table:table-cell>
          <table:table-cell table:formula="of:=AVERAGE([.I42:.I61])" office:value-type="float" office:value="5803.5" calcext:value-type="float">
            <text:p>5803,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1580.9" calcext:value-type="float">
            <text:p>1580,9</text:p>
          </table:table-cell>
          <table:table-cell table:formula="of:=AVERAGE([.D62:.D81])" office:value-type="float" office:value="6191.45" calcext:value-type="float">
            <text:p>6191,45</text:p>
          </table:table-cell>
          <table:table-cell table:formula="of:=AVERAGE([.E62:.E81])" office:value-type="float" office:value="6224.8" calcext:value-type="float">
            <text:p>6224,8</text:p>
          </table:table-cell>
          <table:table-cell table:formula="of:=AVERAGE([.F62:.F81])" office:value-type="float" office:value="5996.25" calcext:value-type="float">
            <text:p>5996,25</text:p>
          </table:table-cell>
          <table:table-cell table:formula="of:=AVERAGE([.G62:.G81])" office:value-type="float" office:value="6041" calcext:value-type="float">
            <text:p>6041</text:p>
          </table:table-cell>
          <table:table-cell table:formula="of:=AVERAGE([.H62:.H81])" office:value-type="float" office:value="5960" calcext:value-type="float">
            <text:p>5960</text:p>
          </table:table-cell>
          <table:table-cell table:formula="of:=AVERAGE([.I62:.I81])" office:value-type="float" office:value="6062.65" calcext:value-type="float">
            <text:p>6062,65</text:p>
          </table:table-cell>
          <table:table-cell table:number-columns-repeated="1008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number-columns-repeated="1014"/>
        </table:table-row>
      </table:table>
      <table:table table:name="MTTD" table:style-name="ta1">
        <table:table-column table:style-name="co1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nt(self)</text:p>
          </table:table-cell>
          <table:table-cell table:style-name="ce1" office:value-type="string" calcext:value-type="string">
            <text:p>disturbance_cycles</text:p>
          </table:table-cell>
          <table:table-cell table:style-name="ce1" office:value-type="string" calcext:value-type="string">
            <text:p>NonCom MTTD</text:p>
          </table:table-cell>
          <table:table-cell table:style-name="ce1" office:value-type="string" calcext:value-type="string">
            <text:p>BB MTTD</text:p>
          </table:table-cell>
          <table:table-cell table:style-name="ce1" office:value-type="string" calcext:value-type="string">
            <text:p>DM MTTD</text:p>
          </table:table-cell>
          <table:table-cell table:style-name="ce1" office:value-type="string" calcext:value-type="string">
            <text:p>AE PUSH MTTD</text:p>
          </table:table-cell>
          <table:table-cell table:style-name="ce1" office:value-type="string" calcext:value-type="string">
            <text:p>AE PULL MTTD</text:p>
          </table:table-cell>
          <table:table-cell table:style-name="ce1" office:value-type="string" calcext:value-type="string">
            <text:p>AE 1-PUSH MTTD</text:p>
          </table:table-cell>
          <table:table-cell table:style-name="ce1" office:value-type="string" calcext:value-type="string">
            <text:p>AE 1-PULL MTTD</text:p>
          </table:table-cell>
          <table:table-cell table:style-name="ce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,193732193732</text:p>
          </table:table-cell>
          <table:table-cell office:value-type="float" office:value="13.0198277588624" calcext:value-type="float">
            <text:p>13,0198277588624</text:p>
          </table:table-cell>
          <table:table-cell office:value-type="float" office:value="11.7804654572109" calcext:value-type="float">
            <text:p>11,7804654572109</text:p>
          </table:table-cell>
          <table:table-cell office:value-type="float" office:value="22.3213605442177" calcext:value-type="float">
            <text:p>22,3213605442177</text:p>
          </table:table-cell>
          <table:table-cell office:value-type="float" office:value="20.0369161225515" calcext:value-type="float">
            <text:p>20,0369161225515</text:p>
          </table:table-cell>
          <table:table-cell office:value-type="float" office:value="22.3651730614435" calcext:value-type="float">
            <text:p>22,3651730614435</text:p>
          </table:table-cell>
          <table:table-cell office:value-type="float" office:value="20.197165274614" calcext:value-type="float">
            <text:p>20,19716527461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,955882352941</text:p>
          </table:table-cell>
          <table:table-cell office:value-type="float" office:value="12.0624642925157" calcext:value-type="float">
            <text:p>12,0624642925157</text:p>
          </table:table-cell>
          <table:table-cell office:value-type="float" office:value="12.0225621414914" calcext:value-type="float">
            <text:p>12,0225621414914</text:p>
          </table:table-cell>
          <table:table-cell office:value-type="float" office:value="21.3482600485568" calcext:value-type="float">
            <text:p>21,3482600485568</text:p>
          </table:table-cell>
          <table:table-cell office:value-type="float" office:value="19.5963780699578" calcext:value-type="float">
            <text:p>19,5963780699578</text:p>
          </table:table-cell>
          <table:table-cell office:value-type="float" office:value="22.1931693989071" calcext:value-type="float">
            <text:p>22,1931693989071</text:p>
          </table:table-cell>
          <table:table-cell office:value-type="float" office:value="20.7299513194978" calcext:value-type="float">
            <text:p>20,729951319497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,855263157895</text:p>
          </table:table-cell>
          <table:table-cell office:value-type="float" office:value="11.9873563218391" calcext:value-type="float">
            <text:p>11,9873563218391</text:p>
          </table:table-cell>
          <table:table-cell office:value-type="float" office:value="11.6835010442377" calcext:value-type="float">
            <text:p>11,6835010442377</text:p>
          </table:table-cell>
          <table:table-cell office:value-type="float" office:value="21.0408271474019" calcext:value-type="float">
            <text:p>21,0408271474019</text:p>
          </table:table-cell>
          <table:table-cell office:value-type="float" office:value="20.2538187372709" calcext:value-type="float">
            <text:p>20,2538187372709</text:p>
          </table:table-cell>
          <table:table-cell office:value-type="float" office:value="23.1202475685234" calcext:value-type="float">
            <text:p>23,1202475685234</text:p>
          </table:table-cell>
          <table:table-cell office:value-type="float" office:value="18.6507433585182" calcext:value-type="float">
            <text:p>18,65074335851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,138418079096</text:p>
          </table:table-cell>
          <table:table-cell office:value-type="float" office:value="12.4012866907921" calcext:value-type="float">
            <text:p>12,4012866907921</text:p>
          </table:table-cell>
          <table:table-cell office:value-type="float" office:value="11.5929385391369" calcext:value-type="float">
            <text:p>11,5929385391369</text:p>
          </table:table-cell>
          <table:table-cell office:value-type="float" office:value="19.2215407262022" calcext:value-type="float">
            <text:p>19,2215407262022</text:p>
          </table:table-cell>
          <table:table-cell office:value-type="float" office:value="18.9871921182266" calcext:value-type="float">
            <text:p>18,9871921182266</text:p>
          </table:table-cell>
          <table:table-cell office:value-type="float" office:value="21.8069560528444" calcext:value-type="float">
            <text:p>21,8069560528444</text:p>
          </table:table-cell>
          <table:table-cell office:value-type="float" office:value="22.0103683492497" calcext:value-type="float">
            <text:p>22,01036834924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,014450867052</text:p>
          </table:table-cell>
          <table:table-cell office:value-type="float" office:value="12.651186168074" calcext:value-type="float">
            <text:p>12,651186168074</text:p>
          </table:table-cell>
          <table:table-cell office:value-type="float" office:value="12.9965192465192" calcext:value-type="float">
            <text:p>12,9965192465192</text:p>
          </table:table-cell>
          <table:table-cell office:value-type="float" office:value="22.7545605306799" calcext:value-type="float">
            <text:p>22,7545605306799</text:p>
          </table:table-cell>
          <table:table-cell office:value-type="float" office:value="18.2461467678859" calcext:value-type="float">
            <text:p>18,2461467678859</text:p>
          </table:table-cell>
          <table:table-cell office:value-type="float" office:value="24.5723327305606" calcext:value-type="float">
            <text:p>24,5723327305606</text:p>
          </table:table-cell>
          <table:table-cell office:value-type="float" office:value="22.298007747648" calcext:value-type="float">
            <text:p>22,29800774764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,621212121212</text:p>
          </table:table-cell>
          <table:table-cell office:value-type="float" office:value="12.0191304347826" calcext:value-type="float">
            <text:p>12,0191304347826</text:p>
          </table:table-cell>
          <table:table-cell office:value-type="float" office:value="11.559008509064" calcext:value-type="float">
            <text:p>11,559008509064</text:p>
          </table:table-cell>
          <table:table-cell office:value-type="float" office:value="21.4942064133657" calcext:value-type="float">
            <text:p>21,4942064133657</text:p>
          </table:table-cell>
          <table:table-cell office:value-type="float" office:value="20.5783658787256" calcext:value-type="float">
            <text:p>20,5783658787256</text:p>
          </table:table-cell>
          <table:table-cell office:value-type="float" office:value="21.7133724027704" calcext:value-type="float">
            <text:p>21,7133724027704</text:p>
          </table:table-cell>
          <table:table-cell office:value-type="float" office:value="20.5993945509586" calcext:value-type="float">
            <text:p>20,599394550958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,3</text:p>
          </table:table-cell>
          <table:table-cell office:value-type="float" office:value="12.0851511672407" calcext:value-type="float">
            <text:p>12,0851511672407</text:p>
          </table:table-cell>
          <table:table-cell office:value-type="float" office:value="11.4212028930339" calcext:value-type="float">
            <text:p>11,4212028930339</text:p>
          </table:table-cell>
          <table:table-cell office:value-type="float" office:value="20.1427140711067" calcext:value-type="float">
            <text:p>20,1427140711067</text:p>
          </table:table-cell>
          <table:table-cell office:value-type="float" office:value="22.533762958812" calcext:value-type="float">
            <text:p>22,533762958812</text:p>
          </table:table-cell>
          <table:table-cell office:value-type="float" office:value="22.5908841295991" calcext:value-type="float">
            <text:p>22,5908841295991</text:p>
          </table:table-cell>
          <table:table-cell office:value-type="float" office:value="20.0534866283429" calcext:value-type="float">
            <text:p>20,053486628342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,814705882353</text:p>
          </table:table-cell>
          <table:table-cell office:value-type="float" office:value="12.8841574167508" calcext:value-type="float">
            <text:p>12,8841574167508</text:p>
          </table:table-cell>
          <table:table-cell office:value-type="float" office:value="12.2420498278307" calcext:value-type="float">
            <text:p>12,2420498278307</text:p>
          </table:table-cell>
          <table:table-cell office:value-type="float" office:value="20.8712080894093" calcext:value-type="float">
            <text:p>20,8712080894093</text:p>
          </table:table-cell>
          <table:table-cell office:value-type="float" office:value="22.620670233737" calcext:value-type="float">
            <text:p>22,620670233737</text:p>
          </table:table-cell>
          <table:table-cell office:value-type="float" office:value="20.515676777976" calcext:value-type="float">
            <text:p>20,515676777976</text:p>
          </table:table-cell>
          <table:table-cell office:value-type="float" office:value="19.2748538011696" calcext:value-type="float">
            <text:p>19,274853801169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,025352112676</text:p>
          </table:table-cell>
          <table:table-cell office:value-type="float" office:value="13.5228500207727" calcext:value-type="float">
            <text:p>13,5228500207727</text:p>
          </table:table-cell>
          <table:table-cell office:value-type="float" office:value="11.4601136988814" calcext:value-type="float">
            <text:p>11,4601136988814</text:p>
          </table:table-cell>
          <table:table-cell office:value-type="float" office:value="19.784289276808" calcext:value-type="float">
            <text:p>19,784289276808</text:p>
          </table:table-cell>
          <table:table-cell office:value-type="float" office:value="21.5790460878885" calcext:value-type="float">
            <text:p>21,5790460878885</text:p>
          </table:table-cell>
          <table:table-cell office:value-type="float" office:value="21.0335341891538" calcext:value-type="float">
            <text:p>21,0335341891538</text:p>
          </table:table-cell>
          <table:table-cell office:value-type="float" office:value="19.9871955812202" calcext:value-type="float">
            <text:p>19,98719558122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,80376344086</text:p>
          </table:table-cell>
          <table:table-cell office:value-type="float" office:value="11.132234366601" calcext:value-type="float">
            <text:p>11,132234366601</text:p>
          </table:table-cell>
          <table:table-cell office:value-type="float" office:value="12.1790628115653" calcext:value-type="float">
            <text:p>12,1790628115653</text:p>
          </table:table-cell>
          <table:table-cell office:value-type="float" office:value="20.5143958868895" calcext:value-type="float">
            <text:p>20,5143958868895</text:p>
          </table:table-cell>
          <table:table-cell office:value-type="float" office:value="19.1486845281197" calcext:value-type="float">
            <text:p>19,1486845281197</text:p>
          </table:table-cell>
          <table:table-cell office:value-type="float" office:value="21.6134075251722" calcext:value-type="float">
            <text:p>21,6134075251722</text:p>
          </table:table-cell>
          <table:table-cell office:value-type="float" office:value="22.4793075466594" calcext:value-type="float">
            <text:p>22,479307546659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,472413793103</text:p>
          </table:table-cell>
          <table:table-cell office:value-type="float" office:value="11.9012653374233" calcext:value-type="float">
            <text:p>11,9012653374233</text:p>
          </table:table-cell>
          <table:table-cell office:value-type="float" office:value="12.1957099468489" calcext:value-type="float">
            <text:p>12,1957099468489</text:p>
          </table:table-cell>
          <table:table-cell office:value-type="float" office:value="20.2354887983707" calcext:value-type="float">
            <text:p>20,2354887983707</text:p>
          </table:table-cell>
          <table:table-cell office:value-type="float" office:value="19.5444140333416" calcext:value-type="float">
            <text:p>19,5444140333416</text:p>
          </table:table-cell>
          <table:table-cell office:value-type="float" office:value="22.1922134494963" calcext:value-type="float">
            <text:p>22,1922134494963</text:p>
          </table:table-cell>
          <table:table-cell office:value-type="float" office:value="20.3921417565485" calcext:value-type="float">
            <text:p>20,392141756548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,852852852853</text:p>
          </table:table-cell>
          <table:table-cell office:value-type="float" office:value="12.1281609195402" calcext:value-type="float">
            <text:p>12,1281609195402</text:p>
          </table:table-cell>
          <table:table-cell office:value-type="float" office:value="11.5060085043446" calcext:value-type="float">
            <text:p>11,5060085043446</text:p>
          </table:table-cell>
          <table:table-cell office:value-type="float" office:value="20.9507765201369" calcext:value-type="float">
            <text:p>20,9507765201369</text:p>
          </table:table-cell>
          <table:table-cell office:value-type="float" office:value="21.8503937007874" calcext:value-type="float">
            <text:p>21,8503937007874</text:p>
          </table:table-cell>
          <table:table-cell office:value-type="float" office:value="19.6763119176067" calcext:value-type="float">
            <text:p>19,6763119176067</text:p>
          </table:table-cell>
          <table:table-cell office:value-type="float" office:value="21.9328660016177" calcext:value-type="float">
            <text:p>21,932866001617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,842565597668</text:p>
          </table:table-cell>
          <table:table-cell office:value-type="float" office:value="11.3604998135024" calcext:value-type="float">
            <text:p>11,3604998135024</text:p>
          </table:table-cell>
          <table:table-cell office:value-type="float" office:value="11.9660952380952" calcext:value-type="float">
            <text:p>11,9660952380952</text:p>
          </table:table-cell>
          <table:table-cell office:value-type="float" office:value="22.9832120872971" calcext:value-type="float">
            <text:p>22,9832120872971</text:p>
          </table:table-cell>
          <table:table-cell office:value-type="float" office:value="18.5974525354482" calcext:value-type="float">
            <text:p>18,5974525354482</text:p>
          </table:table-cell>
          <table:table-cell office:value-type="float" office:value="21.8566853482786" calcext:value-type="float">
            <text:p>21,8566853482786</text:p>
          </table:table-cell>
          <table:table-cell office:value-type="float" office:value="18.036214953271" calcext:value-type="float">
            <text:p>18,03621495327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,614925373134</text:p>
          </table:table-cell>
          <table:table-cell office:value-type="float" office:value="11.9478180129991" calcext:value-type="float">
            <text:p>11,9478180129991</text:p>
          </table:table-cell>
          <table:table-cell office:value-type="float" office:value="12.3610520208857" calcext:value-type="float">
            <text:p>12,3610520208857</text:p>
          </table:table-cell>
          <table:table-cell office:value-type="float" office:value="21.0132570834416" calcext:value-type="float">
            <text:p>21,0132570834416</text:p>
          </table:table-cell>
          <table:table-cell office:value-type="float" office:value="19.1276647880421" calcext:value-type="float">
            <text:p>19,1276647880421</text:p>
          </table:table-cell>
          <table:table-cell office:value-type="float" office:value="20.4155974842767" calcext:value-type="float">
            <text:p>20,4155974842767</text:p>
          </table:table-cell>
          <table:table-cell office:value-type="float" office:value="20.0081140890091" calcext:value-type="float">
            <text:p>20,008114089009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,212209302326</text:p>
          </table:table-cell>
          <table:table-cell office:value-type="float" office:value="12.6645607107601" calcext:value-type="float">
            <text:p>12,6645607107601</text:p>
          </table:table-cell>
          <table:table-cell office:value-type="float" office:value="11.9297843922916" calcext:value-type="float">
            <text:p>11,9297843922916</text:p>
          </table:table-cell>
          <table:table-cell office:value-type="float" office:value="21.6623036649215" calcext:value-type="float">
            <text:p>21,6623036649215</text:p>
          </table:table-cell>
          <table:table-cell office:value-type="float" office:value="19.0730158730159" calcext:value-type="float">
            <text:p>19,0730158730159</text:p>
          </table:table-cell>
          <table:table-cell office:value-type="float" office:value="22.3415626695605" calcext:value-type="float">
            <text:p>22,3415626695605</text:p>
          </table:table-cell>
          <table:table-cell office:value-type="float" office:value="18.281308411215" calcext:value-type="float">
            <text:p>18,28130841121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,92082111437</text:p>
          </table:table-cell>
          <table:table-cell office:value-type="float" office:value="11.6150225903614" calcext:value-type="float">
            <text:p>11,6150225903614</text:p>
          </table:table-cell>
          <table:table-cell office:value-type="float" office:value="11.5362371888726" calcext:value-type="float">
            <text:p>11,5362371888726</text:p>
          </table:table-cell>
          <table:table-cell office:value-type="float" office:value="21.0060256088376" calcext:value-type="float">
            <text:p>21,0060256088376</text:p>
          </table:table-cell>
          <table:table-cell office:value-type="float" office:value="19.087723537941" calcext:value-type="float">
            <text:p>19,087723537941</text:p>
          </table:table-cell>
          <table:table-cell office:value-type="float" office:value="22.8582589285714" calcext:value-type="float">
            <text:p>22,8582589285714</text:p>
          </table:table-cell>
          <table:table-cell office:value-type="float" office:value="20.4531920262427" calcext:value-type="float">
            <text:p>20,4531920262427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,16957605985</text:p>
          </table:table-cell>
          <table:table-cell office:value-type="float" office:value="11.6390476190476" calcext:value-type="float">
            <text:p>11,6390476190476</text:p>
          </table:table-cell>
          <table:table-cell office:value-type="float" office:value="11.6167457132433" calcext:value-type="float">
            <text:p>11,6167457132433</text:p>
          </table:table-cell>
          <table:table-cell office:value-type="float" office:value="20.1190174727779" calcext:value-type="float">
            <text:p>20,1190174727779</text:p>
          </table:table-cell>
          <table:table-cell office:value-type="float" office:value="18.2084831056794" calcext:value-type="float">
            <text:p>18,2084831056794</text:p>
          </table:table-cell>
          <table:table-cell office:value-type="float" office:value="22.3659480375898" calcext:value-type="float">
            <text:p>22,3659480375898</text:p>
          </table:table-cell>
          <table:table-cell office:value-type="float" office:value="19.5866238894373" calcext:value-type="float">
            <text:p>19,586623889437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,1926910299</text:p>
          </table:table-cell>
          <table:table-cell office:value-type="float" office:value="11.6955049840135" calcext:value-type="float">
            <text:p>11,6955049840135</text:p>
          </table:table-cell>
          <table:table-cell office:value-type="float" office:value="11.955370942813" calcext:value-type="float">
            <text:p>11,955370942813</text:p>
          </table:table-cell>
          <table:table-cell office:value-type="float" office:value="21.6432561851556" calcext:value-type="float">
            <text:p>21,6432561851556</text:p>
          </table:table-cell>
          <table:table-cell office:value-type="float" office:value="22.0442573988596" calcext:value-type="float">
            <text:p>22,0442573988596</text:p>
          </table:table-cell>
          <table:table-cell office:value-type="float" office:value="20.7412040656763" calcext:value-type="float">
            <text:p>20,7412040656763</text:p>
          </table:table-cell>
          <table:table-cell office:value-type="float" office:value="22.0856368563686" calcext:value-type="float">
            <text:p>22,085636856368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,873315363881</text:p>
          </table:table-cell>
          <table:table-cell office:value-type="float" office:value="11.9330503569361" calcext:value-type="float">
            <text:p>11,9330503569361</text:p>
          </table:table-cell>
          <table:table-cell office:value-type="float" office:value="11.4435832732516" calcext:value-type="float">
            <text:p>11,4435832732516</text:p>
          </table:table-cell>
          <table:table-cell office:value-type="float" office:value="19.0530622365485" calcext:value-type="float">
            <text:p>19,0530622365485</text:p>
          </table:table-cell>
          <table:table-cell office:value-type="float" office:value="19.2013888888889" calcext:value-type="float">
            <text:p>19,2013888888889</text:p>
          </table:table-cell>
          <table:table-cell office:value-type="float" office:value="23.9583212735166" calcext:value-type="float">
            <text:p>23,9583212735166</text:p>
          </table:table-cell>
          <table:table-cell office:value-type="float" office:value="17.9434742647059" calcext:value-type="float">
            <text:p>17,9434742647059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,811320754717</text:p>
          </table:table-cell>
          <table:table-cell office:value-type="float" office:value="11.8191888847165" calcext:value-type="float">
            <text:p>11,8191888847165</text:p>
          </table:table-cell>
          <table:table-cell office:value-type="float" office:value="11.6793084216397" calcext:value-type="float">
            <text:p>11,6793084216397</text:p>
          </table:table-cell>
          <table:table-cell office:value-type="float" office:value="22.8706992230855" calcext:value-type="float">
            <text:p>22,8706992230855</text:p>
          </table:table-cell>
          <table:table-cell office:value-type="float" office:value="20.10625" calcext:value-type="float">
            <text:p>20,10625</text:p>
          </table:table-cell>
          <table:table-cell office:value-type="float" office:value="22.9232021709634" calcext:value-type="float">
            <text:p>22,9232021709634</text:p>
          </table:table-cell>
          <table:table-cell office:value-type="float" office:value="21.3401001845505" calcext:value-type="float">
            <text:p>21,34010018455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,874686716792</text:p>
          </table:table-cell>
          <table:table-cell office:value-type="float" office:value="11.3544762595143" calcext:value-type="float">
            <text:p>11,3544762595143</text:p>
          </table:table-cell>
          <table:table-cell office:value-type="float" office:value="10.7936952714536" calcext:value-type="float">
            <text:p>10,7936952714536</text:p>
          </table:table-cell>
          <table:table-cell office:value-type="float" office:value="13.9632724446172" calcext:value-type="float">
            <text:p>13,9632724446172</text:p>
          </table:table-cell>
          <table:table-cell office:value-type="float" office:value="13.8428407350689" calcext:value-type="float">
            <text:p>13,8428407350689</text:p>
          </table:table-cell>
          <table:table-cell office:value-type="float" office:value="14.2796796796797" calcext:value-type="float">
            <text:p>14,2796796796797</text:p>
          </table:table-cell>
          <table:table-cell office:value-type="float" office:value="14.283887987013" calcext:value-type="float">
            <text:p>14,283887987013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,008086253369</text:p>
          </table:table-cell>
          <table:table-cell office:value-type="float" office:value="10.2607377463365" calcext:value-type="float">
            <text:p>10,2607377463365</text:p>
          </table:table-cell>
          <table:table-cell office:value-type="float" office:value="10.3558604336043" calcext:value-type="float">
            <text:p>10,3558604336043</text:p>
          </table:table-cell>
          <table:table-cell office:value-type="float" office:value="14.3774451097804" calcext:value-type="float">
            <text:p>14,3774451097804</text:p>
          </table:table-cell>
          <table:table-cell office:value-type="float" office:value="13.7503881987578" calcext:value-type="float">
            <text:p>13,7503881987578</text:p>
          </table:table-cell>
          <table:table-cell office:value-type="float" office:value="15.6821474222412" calcext:value-type="float">
            <text:p>15,6821474222412</text:p>
          </table:table-cell>
          <table:table-cell office:value-type="float" office:value="13.6554027504912" calcext:value-type="float">
            <text:p>13,6554027504912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,517647058823</text:p>
          </table:table-cell>
          <table:table-cell office:value-type="float" office:value="11.2848440095994" calcext:value-type="float">
            <text:p>11,2848440095994</text:p>
          </table:table-cell>
          <table:table-cell office:value-type="float" office:value="10.4634807659719" calcext:value-type="float">
            <text:p>10,4634807659719</text:p>
          </table:table-cell>
          <table:table-cell office:value-type="float" office:value="14.5881502890173" calcext:value-type="float">
            <text:p>14,5881502890173</text:p>
          </table:table-cell>
          <table:table-cell office:value-type="float" office:value="14.0352275110086" calcext:value-type="float">
            <text:p>14,0352275110086</text:p>
          </table:table-cell>
          <table:table-cell office:value-type="float" office:value="14.5908805689186" calcext:value-type="float">
            <text:p>14,5908805689186</text:p>
          </table:table-cell>
          <table:table-cell office:value-type="float" office:value="13.0316587677725" calcext:value-type="float">
            <text:p>13,0316587677725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,347578347578</text:p>
          </table:table-cell>
          <table:table-cell office:value-type="float" office:value="10.7671658144631" calcext:value-type="float">
            <text:p>10,7671658144631</text:p>
          </table:table-cell>
          <table:table-cell office:value-type="float" office:value="10.8117008232615" calcext:value-type="float">
            <text:p>10,8117008232615</text:p>
          </table:table-cell>
          <table:table-cell office:value-type="float" office:value="14.5797404771871" calcext:value-type="float">
            <text:p>14,5797404771871</text:p>
          </table:table-cell>
          <table:table-cell office:value-type="float" office:value="13.6034380557202" calcext:value-type="float">
            <text:p>13,6034380557202</text:p>
          </table:table-cell>
          <table:table-cell office:value-type="float" office:value="15.9094799914402" calcext:value-type="float">
            <text:p>15,9094799914402</text:p>
          </table:table-cell>
          <table:table-cell office:value-type="float" office:value="14.3138967899228" calcext:value-type="float">
            <text:p>14,3138967899228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,479452054795</text:p>
          </table:table-cell>
          <table:table-cell office:value-type="float" office:value="10.5622913371991" calcext:value-type="float">
            <text:p>10,5622913371991</text:p>
          </table:table-cell>
          <table:table-cell office:value-type="float" office:value="11.4871649679124" calcext:value-type="float">
            <text:p>11,4871649679124</text:p>
          </table:table-cell>
          <table:table-cell office:value-type="float" office:value="15.0951674438321" calcext:value-type="float">
            <text:p>15,0951674438321</text:p>
          </table:table-cell>
          <table:table-cell office:value-type="float" office:value="14.1972111553785" calcext:value-type="float">
            <text:p>14,1972111553785</text:p>
          </table:table-cell>
          <table:table-cell office:value-type="float" office:value="15.6492715807784" calcext:value-type="float">
            <text:p>15,6492715807784</text:p>
          </table:table-cell>
          <table:table-cell office:value-type="float" office:value="14.4082208341729" calcext:value-type="float">
            <text:p>14,4082208341729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,450248756219</text:p>
          </table:table-cell>
          <table:table-cell office:value-type="float" office:value="10.4727368053128" calcext:value-type="float">
            <text:p>10,4727368053128</text:p>
          </table:table-cell>
          <table:table-cell office:value-type="float" office:value="10.2285904698434" calcext:value-type="float">
            <text:p>10,2285904698434</text:p>
          </table:table-cell>
          <table:table-cell office:value-type="float" office:value="14.4406537282942" calcext:value-type="float">
            <text:p>14,4406537282942</text:p>
          </table:table-cell>
          <table:table-cell office:value-type="float" office:value="13.2322935059839" calcext:value-type="float">
            <text:p>13,2322935059839</text:p>
          </table:table-cell>
          <table:table-cell office:value-type="float" office:value="13.6375984251969" calcext:value-type="float">
            <text:p>13,6375984251969</text:p>
          </table:table-cell>
          <table:table-cell office:value-type="float" office:value="13.9111111111111" calcext:value-type="float">
            <text:p>13,9111111111111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,672131147541</text:p>
          </table:table-cell>
          <table:table-cell office:value-type="float" office:value="10.254632807138" calcext:value-type="float">
            <text:p>10,254632807138</text:p>
          </table:table-cell>
          <table:table-cell office:value-type="float" office:value="10.4633130962706" calcext:value-type="float">
            <text:p>10,4633130962706</text:p>
          </table:table-cell>
          <table:table-cell office:value-type="float" office:value="14.2685875478541" calcext:value-type="float">
            <text:p>14,2685875478541</text:p>
          </table:table-cell>
          <table:table-cell office:value-type="float" office:value="14.4659979939819" calcext:value-type="float">
            <text:p>14,4659979939819</text:p>
          </table:table-cell>
          <table:table-cell office:value-type="float" office:value="15.1236987140233" calcext:value-type="float">
            <text:p>15,1236987140233</text:p>
          </table:table-cell>
          <table:table-cell office:value-type="float" office:value="14.4710643464185" calcext:value-type="float">
            <text:p>14,4710643464185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,264305177112</text:p>
          </table:table-cell>
          <table:table-cell office:value-type="float" office:value="10.3540554503186" calcext:value-type="float">
            <text:p>10,3540554503186</text:p>
          </table:table-cell>
          <table:table-cell office:value-type="float" office:value="10.421442092583" calcext:value-type="float">
            <text:p>10,421442092583</text:p>
          </table:table-cell>
          <table:table-cell office:value-type="float" office:value="14.4684610643107" calcext:value-type="float">
            <text:p>14,4684610643107</text:p>
          </table:table-cell>
          <table:table-cell office:value-type="float" office:value="13.2891660171473" calcext:value-type="float">
            <text:p>13,2891660171473</text:p>
          </table:table-cell>
          <table:table-cell office:value-type="float" office:value="15.4305525460455" calcext:value-type="float">
            <text:p>15,4305525460455</text:p>
          </table:table-cell>
          <table:table-cell office:value-type="float" office:value="13.4137668758319" calcext:value-type="float">
            <text:p>13,4137668758319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,846354166667</text:p>
          </table:table-cell>
          <table:table-cell office:value-type="float" office:value="11.0294117647059" calcext:value-type="float">
            <text:p>11,0294117647059</text:p>
          </table:table-cell>
          <table:table-cell office:value-type="float" office:value="11.4253045923149" calcext:value-type="float">
            <text:p>11,4253045923149</text:p>
          </table:table-cell>
          <table:table-cell office:value-type="float" office:value="14.5401695599516" calcext:value-type="float">
            <text:p>14,5401695599516</text:p>
          </table:table-cell>
          <table:table-cell office:value-type="float" office:value="12.8236165093467" calcext:value-type="float">
            <text:p>12,8236165093467</text:p>
          </table:table-cell>
          <table:table-cell office:value-type="float" office:value="14.3769137792103" calcext:value-type="float">
            <text:p>14,3769137792103</text:p>
          </table:table-cell>
          <table:table-cell office:value-type="float" office:value="12.7793696275072" calcext:value-type="float">
            <text:p>12,7793696275072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,386554621849</text:p>
          </table:table-cell>
          <table:table-cell office:value-type="float" office:value="11.3074930619797" calcext:value-type="float">
            <text:p>11,3074930619797</text:p>
          </table:table-cell>
          <table:table-cell office:value-type="float" office:value="11.0937846836848" calcext:value-type="float">
            <text:p>11,0937846836848</text:p>
          </table:table-cell>
          <table:table-cell office:value-type="float" office:value="14.0369556532161" calcext:value-type="float">
            <text:p>14,0369556532161</text:p>
          </table:table-cell>
          <table:table-cell office:value-type="float" office:value="13.9796469366563" calcext:value-type="float">
            <text:p>13,9796469366563</text:p>
          </table:table-cell>
          <table:table-cell office:value-type="float" office:value="14.1980257856567" calcext:value-type="float">
            <text:p>14,1980257856567</text:p>
          </table:table-cell>
          <table:table-cell office:value-type="float" office:value="14.229754414451" calcext:value-type="float">
            <text:p>14,22975441445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,080275229358</text:p>
          </table:table-cell>
          <table:table-cell office:value-type="float" office:value="10.6555635577962" calcext:value-type="float">
            <text:p>10,6555635577962</text:p>
          </table:table-cell>
          <table:table-cell office:value-type="float" office:value="11.0722460658083" calcext:value-type="float">
            <text:p>11,0722460658083</text:p>
          </table:table-cell>
          <table:table-cell office:value-type="float" office:value="13.899" calcext:value-type="float">
            <text:p>13,899</text:p>
          </table:table-cell>
          <table:table-cell office:value-type="float" office:value="13.4975038402458" calcext:value-type="float">
            <text:p>13,4975038402458</text:p>
          </table:table-cell>
          <table:table-cell office:value-type="float" office:value="14.1634577603143" calcext:value-type="float">
            <text:p>14,1634577603143</text:p>
          </table:table-cell>
          <table:table-cell office:value-type="float" office:value="14.0088602496979" calcext:value-type="float">
            <text:p>14,0088602496979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,462857142857</text:p>
          </table:table-cell>
          <table:table-cell office:value-type="float" office:value="10.4468808431073" calcext:value-type="float">
            <text:p>10,4468808431073</text:p>
          </table:table-cell>
          <table:table-cell office:value-type="float" office:value="11.0438088341781" calcext:value-type="float">
            <text:p>11,0438088341781</text:p>
          </table:table-cell>
          <table:table-cell office:value-type="float" office:value="14.0251636661211" calcext:value-type="float">
            <text:p>14,0251636661211</text:p>
          </table:table-cell>
          <table:table-cell office:value-type="float" office:value="14.3190447030006" calcext:value-type="float">
            <text:p>14,3190447030006</text:p>
          </table:table-cell>
          <table:table-cell office:value-type="float" office:value="13.450309358082" calcext:value-type="float">
            <text:p>13,450309358082</text:p>
          </table:table-cell>
          <table:table-cell office:value-type="float" office:value="14.4608285479902" calcext:value-type="float">
            <text:p>14,460828547990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,009852216749</text:p>
          </table:table-cell>
          <table:table-cell office:value-type="float" office:value="10.0733773936621" calcext:value-type="float">
            <text:p>10,0733773936621</text:p>
          </table:table-cell>
          <table:table-cell office:value-type="float" office:value="10.2148550110226" calcext:value-type="float">
            <text:p>10,2148550110226</text:p>
          </table:table-cell>
          <table:table-cell office:value-type="float" office:value="14.0661707126077" calcext:value-type="float">
            <text:p>14,0661707126077</text:p>
          </table:table-cell>
          <table:table-cell office:value-type="float" office:value="13.922507788162" calcext:value-type="float">
            <text:p>13,922507788162</text:p>
          </table:table-cell>
          <table:table-cell office:value-type="float" office:value="14.4088630439142" calcext:value-type="float">
            <text:p>14,4088630439142</text:p>
          </table:table-cell>
          <table:table-cell office:value-type="float" office:value="13.2253962042653" calcext:value-type="float">
            <text:p>13,2253962042653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,770773638968</text:p>
          </table:table-cell>
          <table:table-cell office:value-type="float" office:value="10.8788598574822" calcext:value-type="float">
            <text:p>10,8788598574822</text:p>
          </table:table-cell>
          <table:table-cell office:value-type="float" office:value="10.9884057971015" calcext:value-type="float">
            <text:p>10,9884057971015</text:p>
          </table:table-cell>
          <table:table-cell office:value-type="float" office:value="14.2765293383271" calcext:value-type="float">
            <text:p>14,2765293383271</text:p>
          </table:table-cell>
          <table:table-cell office:value-type="float" office:value="14.9004562422231" calcext:value-type="float">
            <text:p>14,9004562422231</text:p>
          </table:table-cell>
          <table:table-cell office:value-type="float" office:value="13.989006674519" calcext:value-type="float">
            <text:p>13,989006674519</text:p>
          </table:table-cell>
          <table:table-cell office:value-type="float" office:value="13.7167473378509" calcext:value-type="float">
            <text:p>13,7167473378509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,417789757412</text:p>
          </table:table-cell>
          <table:table-cell office:value-type="float" office:value="10.4886753603294" calcext:value-type="float">
            <text:p>10,4886753603294</text:p>
          </table:table-cell>
          <table:table-cell office:value-type="float" office:value="10.7132182885608" calcext:value-type="float">
            <text:p>10,7132182885608</text:p>
          </table:table-cell>
          <table:table-cell office:value-type="float" office:value="13.6137671097005" calcext:value-type="float">
            <text:p>13,6137671097005</text:p>
          </table:table-cell>
          <table:table-cell office:value-type="float" office:value="13.7123698959167" calcext:value-type="float">
            <text:p>13,7123698959167</text:p>
          </table:table-cell>
          <table:table-cell office:value-type="float" office:value="14.9888843145327" calcext:value-type="float">
            <text:p>14,9888843145327</text:p>
          </table:table-cell>
          <table:table-cell office:value-type="float" office:value="14.1293138449046" calcext:value-type="float">
            <text:p>14,1293138449046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,299651567944</text:p>
          </table:table-cell>
          <table:table-cell office:value-type="float" office:value="10.2565698478562" calcext:value-type="float">
            <text:p>10,2565698478562</text:p>
          </table:table-cell>
          <table:table-cell office:value-type="float" office:value="10.0479827328574" calcext:value-type="float">
            <text:p>10,0479827328574</text:p>
          </table:table-cell>
          <table:table-cell office:value-type="float" office:value="14.4186893203884" calcext:value-type="float">
            <text:p>14,4186893203884</text:p>
          </table:table-cell>
          <table:table-cell office:value-type="float" office:value="14.1283825025432" calcext:value-type="float">
            <text:p>14,1283825025432</text:p>
          </table:table-cell>
          <table:table-cell office:value-type="float" office:value="14.1735668789809" calcext:value-type="float">
            <text:p>14,1735668789809</text:p>
          </table:table-cell>
          <table:table-cell office:value-type="float" office:value="14.9191192038958" calcext:value-type="float">
            <text:p>14,9191192038958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,234146341463</text:p>
          </table:table-cell>
          <table:table-cell office:value-type="float" office:value="10.5469850541144" calcext:value-type="float">
            <text:p>10,5469850541144</text:p>
          </table:table-cell>
          <table:table-cell office:value-type="float" office:value="10.4935798664612" calcext:value-type="float">
            <text:p>10,4935798664612</text:p>
          </table:table-cell>
          <table:table-cell office:value-type="float" office:value="13.1809595768795" calcext:value-type="float">
            <text:p>13,1809595768795</text:p>
          </table:table-cell>
          <table:table-cell office:value-type="float" office:value="13.6270102693277" calcext:value-type="float">
            <text:p>13,6270102693277</text:p>
          </table:table-cell>
          <table:table-cell office:value-type="float" office:value="14.0393013100437" calcext:value-type="float">
            <text:p>14,0393013100437</text:p>
          </table:table-cell>
          <table:table-cell office:value-type="float" office:value="13.7966469428008" calcext:value-type="float">
            <text:p>13,7966469428008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,779036827195</text:p>
          </table:table-cell>
          <table:table-cell office:value-type="float" office:value="10.8099113763791" calcext:value-type="float">
            <text:p>10,8099113763791</text:p>
          </table:table-cell>
          <table:table-cell office:value-type="float" office:value="11.0660411403825" calcext:value-type="float">
            <text:p>11,0660411403825</text:p>
          </table:table-cell>
          <table:table-cell office:value-type="float" office:value="14.6524537409493" calcext:value-type="float">
            <text:p>14,6524537409493</text:p>
          </table:table-cell>
          <table:table-cell office:value-type="float" office:value="13.4796511627907" calcext:value-type="float">
            <text:p>13,4796511627907</text:p>
          </table:table-cell>
          <table:table-cell office:value-type="float" office:value="15.0541811490493" calcext:value-type="float">
            <text:p>15,0541811490493</text:p>
          </table:table-cell>
          <table:table-cell office:value-type="float" office:value="13.7765936451549" calcext:value-type="float">
            <text:p>13,7765936451549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,12474012474</text:p>
          </table:table-cell>
          <table:table-cell office:value-type="float" office:value="10.6754028687799" calcext:value-type="float">
            <text:p>10,6754028687799</text:p>
          </table:table-cell>
          <table:table-cell office:value-type="float" office:value="11.1138151875572" calcext:value-type="float">
            <text:p>11,1138151875572</text:p>
          </table:table-cell>
          <table:table-cell office:value-type="float" office:value="12.9646150950499" calcext:value-type="float">
            <text:p>12,9646150950499</text:p>
          </table:table-cell>
          <table:table-cell office:value-type="float" office:value="14.0290309925461" calcext:value-type="float">
            <text:p>14,0290309925461</text:p>
          </table:table-cell>
          <table:table-cell office:value-type="float" office:value="14.5533508807451" calcext:value-type="float">
            <text:p>14,5533508807451</text:p>
          </table:table-cell>
          <table:table-cell office:value-type="float" office:value="15.9285400175902" calcext:value-type="float">
            <text:p>15,9285400175902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,519450800915</text:p>
          </table:table-cell>
          <table:table-cell office:value-type="float" office:value="10.4953254847645" calcext:value-type="float">
            <text:p>10,4953254847645</text:p>
          </table:table-cell>
          <table:table-cell office:value-type="float" office:value="10.5748346675948" calcext:value-type="float">
            <text:p>10,5748346675948</text:p>
          </table:table-cell>
          <table:table-cell office:value-type="float" office:value="14.0892037517462" calcext:value-type="float">
            <text:p>14,0892037517462</text:p>
          </table:table-cell>
          <table:table-cell office:value-type="float" office:value="12.9563567362429" calcext:value-type="float">
            <text:p>12,9563567362429</text:p>
          </table:table-cell>
          <table:table-cell office:value-type="float" office:value="14.3856382978723" calcext:value-type="float">
            <text:p>14,3856382978723</text:p>
          </table:table-cell>
          <table:table-cell office:value-type="float" office:value="14.5764657646576" calcext:value-type="float">
            <text:p>14,5764657646576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,21480709072</text:p>
          </table:table-cell>
          <table:table-cell office:value-type="float" office:value="9.53822580645161" calcext:value-type="float">
            <text:p>9,53822580645161</text:p>
          </table:table-cell>
          <table:table-cell office:value-type="float" office:value="9.60972426170664" calcext:value-type="float">
            <text:p>9,60972426170664</text:p>
          </table:table-cell>
          <table:table-cell office:value-type="float" office:value="10.5232518669382" calcext:value-type="float">
            <text:p>10,5232518669382</text:p>
          </table:table-cell>
          <table:table-cell office:value-type="float" office:value="10.6730769230769" calcext:value-type="float">
            <text:p>10,6730769230769</text:p>
          </table:table-cell>
          <table:table-cell office:value-type="float" office:value="11.2483921432296" calcext:value-type="float">
            <text:p>11,2483921432296</text:p>
          </table:table-cell>
          <table:table-cell office:value-type="float" office:value="10.5771315919172" calcext:value-type="float">
            <text:p>10,5771315919172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,742808798646</text:p>
          </table:table-cell>
          <table:table-cell office:value-type="float" office:value="10.1271803556308" calcext:value-type="float">
            <text:p>10,1271803556308</text:p>
          </table:table-cell>
          <table:table-cell office:value-type="float" office:value="9.70677938007625" calcext:value-type="float">
            <text:p>9,70677938007625</text:p>
          </table:table-cell>
          <table:table-cell office:value-type="float" office:value="11.3628211760648" calcext:value-type="float">
            <text:p>11,3628211760648</text:p>
          </table:table-cell>
          <table:table-cell office:value-type="float" office:value="10.8853848762292" calcext:value-type="float">
            <text:p>10,8853848762292</text:p>
          </table:table-cell>
          <table:table-cell office:value-type="float" office:value="11.2769500438212" calcext:value-type="float">
            <text:p>11,2769500438212</text:p>
          </table:table-cell>
          <table:table-cell office:value-type="float" office:value="10.4849598930481" calcext:value-type="float">
            <text:p>10,4849598930481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,746164574616</text:p>
          </table:table-cell>
          <table:table-cell office:value-type="float" office:value="9.59298584298584" calcext:value-type="float">
            <text:p>9,59298584298584</text:p>
          </table:table-cell>
          <table:table-cell office:value-type="float" office:value="9.90505487196541" calcext:value-type="float">
            <text:p>9,90505487196541</text:p>
          </table:table-cell>
          <table:table-cell office:value-type="float" office:value="11.3122099250268" calcext:value-type="float">
            <text:p>11,3122099250268</text:p>
          </table:table-cell>
          <table:table-cell office:value-type="float" office:value="10.7441939311748" calcext:value-type="float">
            <text:p>10,7441939311748</text:p>
          </table:table-cell>
          <table:table-cell office:value-type="float" office:value="11.1225379118006" calcext:value-type="float">
            <text:p>11,1225379118006</text:p>
          </table:table-cell>
          <table:table-cell office:value-type="float" office:value="11.0844947735192" calcext:value-type="float">
            <text:p>11,0844947735192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,970247933884</text:p>
          </table:table-cell>
          <table:table-cell office:value-type="float" office:value="9.55080213903743" calcext:value-type="float">
            <text:p>9,55080213903743</text:p>
          </table:table-cell>
          <table:table-cell office:value-type="float" office:value="10.1730637422892" calcext:value-type="float">
            <text:p>10,1730637422892</text:p>
          </table:table-cell>
          <table:table-cell office:value-type="float" office:value="11.2126107347577" calcext:value-type="float">
            <text:p>11,2126107347577</text:p>
          </table:table-cell>
          <table:table-cell office:value-type="float" office:value="10.75724393531" calcext:value-type="float">
            <text:p>10,75724393531</text:p>
          </table:table-cell>
          <table:table-cell office:value-type="float" office:value="11.3939122649955" calcext:value-type="float">
            <text:p>11,3939122649955</text:p>
          </table:table-cell>
          <table:table-cell office:value-type="float" office:value="10.5995814440181" calcext:value-type="float">
            <text:p>10,5995814440181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,249140893471</text:p>
          </table:table-cell>
          <table:table-cell office:value-type="float" office:value="9.5843137254902" calcext:value-type="float">
            <text:p>9,5843137254902</text:p>
          </table:table-cell>
          <table:table-cell office:value-type="float" office:value="9.56876196553925" calcext:value-type="float">
            <text:p>9,56876196553925</text:p>
          </table:table-cell>
          <table:table-cell office:value-type="float" office:value="10.6197578522548" calcext:value-type="float">
            <text:p>10,6197578522548</text:p>
          </table:table-cell>
          <table:table-cell office:value-type="float" office:value="11.090925491611" calcext:value-type="float">
            <text:p>11,090925491611</text:p>
          </table:table-cell>
          <table:table-cell office:value-type="float" office:value="11.310592459605" calcext:value-type="float">
            <text:p>11,310592459605</text:p>
          </table:table-cell>
          <table:table-cell office:value-type="float" office:value="10.7871012482663" calcext:value-type="float">
            <text:p>10,7871012482663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,130555555556</text:p>
          </table:table-cell>
          <table:table-cell office:value-type="float" office:value="9.39865836128414" calcext:value-type="float">
            <text:p>9,39865836128414</text:p>
          </table:table-cell>
          <table:table-cell office:value-type="float" office:value="9.81493078444298" calcext:value-type="float">
            <text:p>9,81493078444298</text:p>
          </table:table-cell>
          <table:table-cell office:value-type="float" office:value="10.9028727770178" calcext:value-type="float">
            <text:p>10,9028727770178</text:p>
          </table:table-cell>
          <table:table-cell office:value-type="float" office:value="10.7548286062293" calcext:value-type="float">
            <text:p>10,7548286062293</text:p>
          </table:table-cell>
          <table:table-cell office:value-type="float" office:value="10.7627755939156" calcext:value-type="float">
            <text:p>10,7627755939156</text:p>
          </table:table-cell>
          <table:table-cell office:value-type="float" office:value="11.0229765013055" calcext:value-type="float">
            <text:p>11,0229765013055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,082748948107</text:p>
          </table:table-cell>
          <table:table-cell office:value-type="float" office:value="9.42168091627682" calcext:value-type="float">
            <text:p>9,42168091627682</text:p>
          </table:table-cell>
          <table:table-cell office:value-type="float" office:value="9.45387874837027" calcext:value-type="float">
            <text:p>9,45387874837027</text:p>
          </table:table-cell>
          <table:table-cell office:value-type="float" office:value="10.6134916537601" calcext:value-type="float">
            <text:p>10,6134916537601</text:p>
          </table:table-cell>
          <table:table-cell office:value-type="float" office:value="10.8306869175009" calcext:value-type="float">
            <text:p>10,8306869175009</text:p>
          </table:table-cell>
          <table:table-cell office:value-type="float" office:value="10.7919645897174" calcext:value-type="float">
            <text:p>10,7919645897174</text:p>
          </table:table-cell>
          <table:table-cell office:value-type="float" office:value="10.9076682316119" calcext:value-type="float">
            <text:p>10,9076682316119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,748595505618</text:p>
          </table:table-cell>
          <table:table-cell office:value-type="float" office:value="9.55424794454296" calcext:value-type="float">
            <text:p>9,55424794454296</text:p>
          </table:table-cell>
          <table:table-cell office:value-type="float" office:value="9.3555484181789" calcext:value-type="float">
            <text:p>9,3555484181789</text:p>
          </table:table-cell>
          <table:table-cell office:value-type="float" office:value="11.0289284491612" calcext:value-type="float">
            <text:p>11,0289284491612</text:p>
          </table:table-cell>
          <table:table-cell office:value-type="float" office:value="10.89921512665" calcext:value-type="float">
            <text:p>10,89921512665</text:p>
          </table:table-cell>
          <table:table-cell office:value-type="float" office:value="11.1612791702679" calcext:value-type="float">
            <text:p>11,1612791702679</text:p>
          </table:table-cell>
          <table:table-cell office:value-type="float" office:value="10.8370970522324" calcext:value-type="float">
            <text:p>10,8370970522324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,392419175028</text:p>
          </table:table-cell>
          <table:table-cell office:value-type="float" office:value="9.53218465539662" calcext:value-type="float">
            <text:p>9,53218465539662</text:p>
          </table:table-cell>
          <table:table-cell office:value-type="float" office:value="9.82477140482128" calcext:value-type="float">
            <text:p>9,82477140482128</text:p>
          </table:table-cell>
          <table:table-cell office:value-type="float" office:value="11.5504186385147" calcext:value-type="float">
            <text:p>11,5504186385147</text:p>
          </table:table-cell>
          <table:table-cell office:value-type="float" office:value="10.8577695292728" calcext:value-type="float">
            <text:p>10,8577695292728</text:p>
          </table:table-cell>
          <table:table-cell office:value-type="float" office:value="11.5011705384477" calcext:value-type="float">
            <text:p>11,5011705384477</text:p>
          </table:table-cell>
          <table:table-cell office:value-type="float" office:value="11.1569355980184" calcext:value-type="float">
            <text:p>11,1569355980184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,9941089838</text:p>
          </table:table-cell>
          <table:table-cell office:value-type="float" office:value="9.54749426793318" calcext:value-type="float">
            <text:p>9,54749426793318</text:p>
          </table:table-cell>
          <table:table-cell office:value-type="float" office:value="9.49378531073446" calcext:value-type="float">
            <text:p>9,49378531073446</text:p>
          </table:table-cell>
          <table:table-cell office:value-type="float" office:value="11.3777510316369" calcext:value-type="float">
            <text:p>11,3777510316369</text:p>
          </table:table-cell>
          <table:table-cell office:value-type="float" office:value="11.2333152468801" calcext:value-type="float">
            <text:p>11,2333152468801</text:p>
          </table:table-cell>
          <table:table-cell office:value-type="float" office:value="10.7988777836227" calcext:value-type="float">
            <text:p>10,7988777836227</text:p>
          </table:table-cell>
          <table:table-cell office:value-type="float" office:value="11.1295977999312" calcext:value-type="float">
            <text:p>11,1295977999312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,1472303207</text:p>
          </table:table-cell>
          <table:table-cell office:value-type="float" office:value="9.69875573018991" calcext:value-type="float">
            <text:p>9,69875573018991</text:p>
          </table:table-cell>
          <table:table-cell office:value-type="float" office:value="9.52204213938412" calcext:value-type="float">
            <text:p>9,52204213938412</text:p>
          </table:table-cell>
          <table:table-cell office:value-type="float" office:value="11.8116501286292" calcext:value-type="float">
            <text:p>11,8116501286292</text:p>
          </table:table-cell>
          <table:table-cell office:value-type="float" office:value="10.8588883152642" calcext:value-type="float">
            <text:p>10,8588883152642</text:p>
          </table:table-cell>
          <table:table-cell office:value-type="float" office:value="11.320494446435" calcext:value-type="float">
            <text:p>11,320494446435</text:p>
          </table:table-cell>
          <table:table-cell office:value-type="float" office:value="11.1793524326157" calcext:value-type="float">
            <text:p>11,1793524326157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,117521367521</text:p>
          </table:table-cell>
          <table:table-cell office:value-type="float" office:value="9.92006058566139" calcext:value-type="float">
            <text:p>9,92006058566139</text:p>
          </table:table-cell>
          <table:table-cell office:value-type="float" office:value="9.72074908849851" calcext:value-type="float">
            <text:p>9,72074908849851</text:p>
          </table:table-cell>
          <table:table-cell office:value-type="float" office:value="10.9949865711728" calcext:value-type="float">
            <text:p>10,9949865711728</text:p>
          </table:table-cell>
          <table:table-cell office:value-type="float" office:value="10.4640865303363" calcext:value-type="float">
            <text:p>10,4640865303363</text:p>
          </table:table-cell>
          <table:table-cell office:value-type="float" office:value="11.0246891962879" calcext:value-type="float">
            <text:p>11,0246891962879</text:p>
          </table:table-cell>
          <table:table-cell office:value-type="float" office:value="11.4490592829251" calcext:value-type="float">
            <text:p>11,4490592829251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,221169036335</text:p>
          </table:table-cell>
          <table:table-cell office:value-type="float" office:value="9.90686274509804" calcext:value-type="float">
            <text:p>9,90686274509804</text:p>
          </table:table-cell>
          <table:table-cell office:value-type="float" office:value="9.47535096310806" calcext:value-type="float">
            <text:p>9,47535096310806</text:p>
          </table:table-cell>
          <table:table-cell office:value-type="float" office:value="10.1541639127561" calcext:value-type="float">
            <text:p>10,1541639127561</text:p>
          </table:table-cell>
          <table:table-cell office:value-type="float" office:value="11.3503994190269" calcext:value-type="float">
            <text:p>11,3503994190269</text:p>
          </table:table-cell>
          <table:table-cell office:value-type="float" office:value="11.1636961412009" calcext:value-type="float">
            <text:p>11,1636961412009</text:p>
          </table:table-cell>
          <table:table-cell office:value-type="float" office:value="10.4823184405727" calcext:value-type="float">
            <text:p>10,4823184405727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,96017699115</text:p>
          </table:table-cell>
          <table:table-cell office:value-type="float" office:value="9.47196338074219" calcext:value-type="float">
            <text:p>9,47196338074219</text:p>
          </table:table-cell>
          <table:table-cell office:value-type="float" office:value="9.6564872895345" calcext:value-type="float">
            <text:p>9,6564872895345</text:p>
          </table:table-cell>
          <table:table-cell office:value-type="float" office:value="11.1129603399433" calcext:value-type="float">
            <text:p>11,1129603399433</text:p>
          </table:table-cell>
          <table:table-cell office:value-type="float" office:value="11.2171143250689" calcext:value-type="float">
            <text:p>11,2171143250689</text:p>
          </table:table-cell>
          <table:table-cell office:value-type="float" office:value="11.7442408851805" calcext:value-type="float">
            <text:p>11,7442408851805</text:p>
          </table:table-cell>
          <table:table-cell office:value-type="float" office:value="10.8564425770308" calcext:value-type="float">
            <text:p>10,8564425770308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,653650254669</text:p>
          </table:table-cell>
          <table:table-cell office:value-type="float" office:value="9.55687165341555" calcext:value-type="float">
            <text:p>9,55687165341555</text:p>
          </table:table-cell>
          <table:table-cell office:value-type="float" office:value="9.46685127870989" calcext:value-type="float">
            <text:p>9,46685127870989</text:p>
          </table:table-cell>
          <table:table-cell office:value-type="float" office:value="10.7602094240838" calcext:value-type="float">
            <text:p>10,7602094240838</text:p>
          </table:table-cell>
          <table:table-cell office:value-type="float" office:value="11.0246514790887" calcext:value-type="float">
            <text:p>11,0246514790887</text:p>
          </table:table-cell>
          <table:table-cell office:value-type="float" office:value="11.1363715732495" calcext:value-type="float">
            <text:p>11,1363715732495</text:p>
          </table:table-cell>
          <table:table-cell office:value-type="float" office:value="10.7931385869565" calcext:value-type="float">
            <text:p>10,793138586956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,45067264574</text:p>
          </table:table-cell>
          <table:table-cell office:value-type="float" office:value="9.57495101241019" calcext:value-type="float">
            <text:p>9,57495101241019</text:p>
          </table:table-cell>
          <table:table-cell office:value-type="float" office:value="9.66841186736475" calcext:value-type="float">
            <text:p>9,66841186736475</text:p>
          </table:table-cell>
          <table:table-cell office:value-type="float" office:value="11.5717403164212" calcext:value-type="float">
            <text:p>11,5717403164212</text:p>
          </table:table-cell>
          <table:table-cell office:value-type="float" office:value="10.8032036613272" calcext:value-type="float">
            <text:p>10,8032036613272</text:p>
          </table:table-cell>
          <table:table-cell office:value-type="float" office:value="11.0491172871876" calcext:value-type="float">
            <text:p>11,0491172871876</text:p>
          </table:table-cell>
          <table:table-cell office:value-type="float" office:value="11.2145741878841" calcext:value-type="float">
            <text:p>11,2145741878841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,197654941374</text:p>
          </table:table-cell>
          <table:table-cell office:value-type="float" office:value="9.66070256073539" calcext:value-type="float">
            <text:p>9,66070256073539</text:p>
          </table:table-cell>
          <table:table-cell office:value-type="float" office:value="9.84520639147803" calcext:value-type="float">
            <text:p>9,84520639147803</text:p>
          </table:table-cell>
          <table:table-cell office:value-type="float" office:value="11.3257470465601" calcext:value-type="float">
            <text:p>11,3257470465601</text:p>
          </table:table-cell>
          <table:table-cell office:value-type="float" office:value="10.6871290486688" calcext:value-type="float">
            <text:p>10,6871290486688</text:p>
          </table:table-cell>
          <table:table-cell office:value-type="float" office:value="12.0366539647977" calcext:value-type="float">
            <text:p>12,0366539647977</text:p>
          </table:table-cell>
          <table:table-cell office:value-type="float" office:value="11.0732848232848" calcext:value-type="float">
            <text:p>11,0732848232848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,708507670851</text:p>
          </table:table-cell>
          <table:table-cell office:value-type="float" office:value="9.54317187753119" calcext:value-type="float">
            <text:p>9,54317187753119</text:p>
          </table:table-cell>
          <table:table-cell office:value-type="float" office:value="9.51736952657942" calcext:value-type="float">
            <text:p>9,51736952657942</text:p>
          </table:table-cell>
          <table:table-cell office:value-type="float" office:value="11.2579049637873" calcext:value-type="float">
            <text:p>11,2579049637873</text:p>
          </table:table-cell>
          <table:table-cell office:value-type="float" office:value="11.4322003577818" calcext:value-type="float">
            <text:p>11,4322003577818</text:p>
          </table:table-cell>
          <table:table-cell office:value-type="float" office:value="10.8338419803323" calcext:value-type="float">
            <text:p>10,8338419803323</text:p>
          </table:table-cell>
          <table:table-cell office:value-type="float" office:value="10.7427888718211" calcext:value-type="float">
            <text:p>10,7427888718211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,025597269625</text:p>
          </table:table-cell>
          <table:table-cell office:value-type="float" office:value="9.49813765182186" calcext:value-type="float">
            <text:p>9,49813765182186</text:p>
          </table:table-cell>
          <table:table-cell office:value-type="float" office:value="9.64027111919325" calcext:value-type="float">
            <text:p>9,64027111919325</text:p>
          </table:table-cell>
          <table:table-cell office:value-type="float" office:value="11.1517336079643" calcext:value-type="float">
            <text:p>11,1517336079643</text:p>
          </table:table-cell>
          <table:table-cell office:value-type="float" office:value="11.2379182156134" calcext:value-type="float">
            <text:p>11,2379182156134</text:p>
          </table:table-cell>
          <table:table-cell office:value-type="float" office:value="10.7512953367876" calcext:value-type="float">
            <text:p>10,7512953367876</text:p>
          </table:table-cell>
          <table:table-cell office:value-type="float" office:value="10.6538786547237" calcext:value-type="float">
            <text:p>10,653878654723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,27446300716</text:p>
          </table:table-cell>
          <table:table-cell office:value-type="float" office:value="9.41898734177215" calcext:value-type="float">
            <text:p>9,41898734177215</text:p>
          </table:table-cell>
          <table:table-cell office:value-type="float" office:value="10.1223758320533" calcext:value-type="float">
            <text:p>10,1223758320533</text:p>
          </table:table-cell>
          <table:table-cell office:value-type="float" office:value="12.2079409048938" calcext:value-type="float">
            <text:p>12,2079409048938</text:p>
          </table:table-cell>
          <table:table-cell office:value-type="float" office:value="11.2998938428875" calcext:value-type="float">
            <text:p>11,2998938428875</text:p>
          </table:table-cell>
          <table:table-cell office:value-type="float" office:value="10.4918308910224" calcext:value-type="float">
            <text:p>10,4918308910224</text:p>
          </table:table-cell>
          <table:table-cell office:value-type="float" office:value="11.031459515214" calcext:value-type="float">
            <text:p>11,03145951521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,1785714285714</text:p>
          </table:table-cell>
          <table:table-cell office:value-type="float" office:value="9.43523901808786" calcext:value-type="float">
            <text:p>9,43523901808786</text:p>
          </table:table-cell>
          <table:table-cell office:value-type="float" office:value="9.29556185080264" calcext:value-type="float">
            <text:p>9,29556185080264</text:p>
          </table:table-cell>
          <table:table-cell office:value-type="float" office:value="10.2844540612517" calcext:value-type="float">
            <text:p>10,2844540612517</text:p>
          </table:table-cell>
          <table:table-cell office:value-type="float" office:value="9.93969849246231" calcext:value-type="float">
            <text:p>9,93969849246231</text:p>
          </table:table-cell>
          <table:table-cell office:value-type="float" office:value="10.1905169462513" calcext:value-type="float">
            <text:p>10,1905169462513</text:p>
          </table:table-cell>
          <table:table-cell office:value-type="float" office:value="10.1116255994708" calcext:value-type="float">
            <text:p>10,111625599470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,0190861769809</text:p>
          </table:table-cell>
          <table:table-cell office:value-type="float" office:value="9.43449499838658" calcext:value-type="float">
            <text:p>9,43449499838658</text:p>
          </table:table-cell>
          <table:table-cell office:value-type="float" office:value="9.1693972179289" calcext:value-type="float">
            <text:p>9,1693972179289</text:p>
          </table:table-cell>
          <table:table-cell office:value-type="float" office:value="9.92003338898164" calcext:value-type="float">
            <text:p>9,92003338898164</text:p>
          </table:table-cell>
          <table:table-cell office:value-type="float" office:value="9.84943745863666" calcext:value-type="float">
            <text:p>9,84943745863666</text:p>
          </table:table-cell>
          <table:table-cell office:value-type="float" office:value="10.28026868178" calcext:value-type="float">
            <text:p>10,28026868178</text:p>
          </table:table-cell>
          <table:table-cell office:value-type="float" office:value="9.64040182075028" calcext:value-type="float">
            <text:p>9,64040182075028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,2090053763441</text:p>
          </table:table-cell>
          <table:table-cell office:value-type="float" office:value="9.48" calcext:value-type="float">
            <text:p>9,48</text:p>
          </table:table-cell>
          <table:table-cell office:value-type="float" office:value="9.42647785279104" calcext:value-type="float">
            <text:p>9,42647785279104</text:p>
          </table:table-cell>
          <table:table-cell office:value-type="float" office:value="9.99885302310339" calcext:value-type="float">
            <text:p>9,99885302310339</text:p>
          </table:table-cell>
          <table:table-cell office:value-type="float" office:value="9.78517546736635" calcext:value-type="float">
            <text:p>9,78517546736635</text:p>
          </table:table-cell>
          <table:table-cell office:value-type="float" office:value="9.95328324077099" calcext:value-type="float">
            <text:p>9,95328324077099</text:p>
          </table:table-cell>
          <table:table-cell office:value-type="float" office:value="9.73087633087633" calcext:value-type="float">
            <text:p>9,73087633087633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,5732870771899</text:p>
          </table:table-cell>
          <table:table-cell office:value-type="float" office:value="9.56023996000667" calcext:value-type="float">
            <text:p>9,56023996000667</text:p>
          </table:table-cell>
          <table:table-cell office:value-type="float" office:value="9.6848242545394" calcext:value-type="float">
            <text:p>9,6848242545394</text:p>
          </table:table-cell>
          <table:table-cell office:value-type="float" office:value="10.0820504144815" calcext:value-type="float">
            <text:p>10,0820504144815</text:p>
          </table:table-cell>
          <table:table-cell office:value-type="float" office:value="9.95688363575828" calcext:value-type="float">
            <text:p>9,95688363575828</text:p>
          </table:table-cell>
          <table:table-cell office:value-type="float" office:value="10.0577889447236" calcext:value-type="float">
            <text:p>10,0577889447236</text:p>
          </table:table-cell>
          <table:table-cell office:value-type="float" office:value="10.0938377663968" calcext:value-type="float">
            <text:p>10,0938377663968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,7514488087572</text:p>
          </table:table-cell>
          <table:table-cell office:value-type="float" office:value="9.47863107908957" calcext:value-type="float">
            <text:p>9,47863107908957</text:p>
          </table:table-cell>
          <table:table-cell office:value-type="float" office:value="9.26316631983352" calcext:value-type="float">
            <text:p>9,26316631983352</text:p>
          </table:table-cell>
          <table:table-cell office:value-type="float" office:value="10.2793840889649" calcext:value-type="float">
            <text:p>10,2793840889649</text:p>
          </table:table-cell>
          <table:table-cell office:value-type="float" office:value="9.78113625573667" calcext:value-type="float">
            <text:p>9,78113625573667</text:p>
          </table:table-cell>
          <table:table-cell office:value-type="float" office:value="10.2385138497263" calcext:value-type="float">
            <text:p>10,2385138497263</text:p>
          </table:table-cell>
          <table:table-cell office:value-type="float" office:value="10.0069375619425" calcext:value-type="float">
            <text:p>10,006937561942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,9499048826887</text:p>
          </table:table-cell>
          <table:table-cell office:value-type="float" office:value="9.30346727154893" calcext:value-type="float">
            <text:p>9,30346727154893</text:p>
          </table:table-cell>
          <table:table-cell office:value-type="float" office:value="9.41582247949831" calcext:value-type="float">
            <text:p>9,41582247949831</text:p>
          </table:table-cell>
          <table:table-cell office:value-type="float" office:value="9.91352301790281" calcext:value-type="float">
            <text:p>9,91352301790281</text:p>
          </table:table-cell>
          <table:table-cell office:value-type="float" office:value="10.0405979276372" calcext:value-type="float">
            <text:p>10,0405979276372</text:p>
          </table:table-cell>
          <table:table-cell office:value-type="float" office:value="10.4186798230691" calcext:value-type="float">
            <text:p>10,4186798230691</text:p>
          </table:table-cell>
          <table:table-cell office:value-type="float" office:value="9.81993997999333" calcext:value-type="float">
            <text:p>9,81993997999333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,4006042296073</text:p>
          </table:table-cell>
          <table:table-cell office:value-type="float" office:value="9.37651429494427" calcext:value-type="float">
            <text:p>9,37651429494427</text:p>
          </table:table-cell>
          <table:table-cell office:value-type="float" office:value="9.40466414846444" calcext:value-type="float">
            <text:p>9,40466414846444</text:p>
          </table:table-cell>
          <table:table-cell office:value-type="float" office:value="10.0288237254249" calcext:value-type="float">
            <text:p>10,0288237254249</text:p>
          </table:table-cell>
          <table:table-cell office:value-type="float" office:value="9.6780654616512" calcext:value-type="float">
            <text:p>9,6780654616512</text:p>
          </table:table-cell>
          <table:table-cell office:value-type="float" office:value="10.1942567567568" calcext:value-type="float">
            <text:p>10,1942567567568</text:p>
          </table:table-cell>
          <table:table-cell office:value-type="float" office:value="10.2495792662403" calcext:value-type="float">
            <text:p>10,2495792662403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,3714285714286</text:p>
          </table:table-cell>
          <table:table-cell office:value-type="float" office:value="9.2955304596787" calcext:value-type="float">
            <text:p>9,2955304596787</text:p>
          </table:table-cell>
          <table:table-cell office:value-type="float" office:value="9.26952939312312" calcext:value-type="float">
            <text:p>9,26952939312312</text:p>
          </table:table-cell>
          <table:table-cell office:value-type="float" office:value="10.327300405954" calcext:value-type="float">
            <text:p>10,327300405954</text:p>
          </table:table-cell>
          <table:table-cell office:value-type="float" office:value="10.0430413666053" calcext:value-type="float">
            <text:p>10,0430413666053</text:p>
          </table:table-cell>
          <table:table-cell office:value-type="float" office:value="10.3674856246733" calcext:value-type="float">
            <text:p>10,3674856246733</text:p>
          </table:table-cell>
          <table:table-cell office:value-type="float" office:value="9.79145439605588" calcext:value-type="float">
            <text:p>9,79145439605588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,0701754385965</text:p>
          </table:table-cell>
          <table:table-cell office:value-type="float" office:value="9.22842639593909" calcext:value-type="float">
            <text:p>9,22842639593909</text:p>
          </table:table-cell>
          <table:table-cell office:value-type="float" office:value="9.50467440361057" calcext:value-type="float">
            <text:p>9,50467440361057</text:p>
          </table:table-cell>
          <table:table-cell office:value-type="float" office:value="10.4185812510481" calcext:value-type="float">
            <text:p>10,4185812510481</text:p>
          </table:table-cell>
          <table:table-cell office:value-type="float" office:value="10.1235973873723" calcext:value-type="float">
            <text:p>10,1235973873723</text:p>
          </table:table-cell>
          <table:table-cell office:value-type="float" office:value="10.39090444558" calcext:value-type="float">
            <text:p>10,39090444558</text:p>
          </table:table-cell>
          <table:table-cell office:value-type="float" office:value="9.81793125810636" calcext:value-type="float">
            <text:p>9,81793125810636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,4005218525766</text:p>
          </table:table-cell>
          <table:table-cell office:value-type="float" office:value="9.55819632101579" calcext:value-type="float">
            <text:p>9,55819632101579</text:p>
          </table:table-cell>
          <table:table-cell office:value-type="float" office:value="9.26666666666667" calcext:value-type="float">
            <text:p>9,26666666666667</text:p>
          </table:table-cell>
          <table:table-cell office:value-type="float" office:value="9.58922724296005" calcext:value-type="float">
            <text:p>9,58922724296005</text:p>
          </table:table-cell>
          <table:table-cell office:value-type="float" office:value="9.94972347913524" calcext:value-type="float">
            <text:p>9,94972347913524</text:p>
          </table:table-cell>
          <table:table-cell office:value-type="float" office:value="10.1550281714188" calcext:value-type="float">
            <text:p>10,1550281714188</text:p>
          </table:table-cell>
          <table:table-cell office:value-type="float" office:value="9.96351824087956" calcext:value-type="float">
            <text:p>9,96351824087956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,4143947655398</text:p>
          </table:table-cell>
          <table:table-cell office:value-type="float" office:value="9.16801872074883" calcext:value-type="float">
            <text:p>9,16801872074883</text:p>
          </table:table-cell>
          <table:table-cell office:value-type="float" office:value="9.43030104712042" calcext:value-type="float">
            <text:p>9,43030104712042</text:p>
          </table:table-cell>
          <table:table-cell office:value-type="float" office:value="10.4447148817803" calcext:value-type="float">
            <text:p>10,4447148817803</text:p>
          </table:table-cell>
          <table:table-cell office:value-type="float" office:value="10.3070219540808" calcext:value-type="float">
            <text:p>10,3070219540808</text:p>
          </table:table-cell>
          <table:table-cell office:value-type="float" office:value="10.2804037005887" calcext:value-type="float">
            <text:p>10,2804037005887</text:p>
          </table:table-cell>
          <table:table-cell office:value-type="float" office:value="10.1373304304137" calcext:value-type="float">
            <text:p>10,1373304304137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,2368064952639</text:p>
          </table:table-cell>
          <table:table-cell office:value-type="float" office:value="9.37266374126442" calcext:value-type="float">
            <text:p>9,37266374126442</text:p>
          </table:table-cell>
          <table:table-cell office:value-type="float" office:value="9.70065681444992" calcext:value-type="float">
            <text:p>9,70065681444992</text:p>
          </table:table-cell>
          <table:table-cell office:value-type="float" office:value="10.1479661016949" calcext:value-type="float">
            <text:p>10,1479661016949</text:p>
          </table:table-cell>
          <table:table-cell office:value-type="float" office:value="10.0900231252065" calcext:value-type="float">
            <text:p>10,0900231252065</text:p>
          </table:table-cell>
          <table:table-cell office:value-type="float" office:value="10.1571428571429" calcext:value-type="float">
            <text:p>10,1571428571429</text:p>
          </table:table-cell>
          <table:table-cell office:value-type="float" office:value="9.77788762563849" calcext:value-type="float">
            <text:p>9,77788762563849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,2036697247706</text:p>
          </table:table-cell>
          <table:table-cell office:value-type="float" office:value="9.33935483870968" calcext:value-type="float">
            <text:p>9,33935483870968</text:p>
          </table:table-cell>
          <table:table-cell office:value-type="float" office:value="9.32269503546099" calcext:value-type="float">
            <text:p>9,32269503546099</text:p>
          </table:table-cell>
          <table:table-cell office:value-type="float" office:value="10.136737779271" calcext:value-type="float">
            <text:p>10,136737779271</text:p>
          </table:table-cell>
          <table:table-cell office:value-type="float" office:value="10.0203265578141" calcext:value-type="float">
            <text:p>10,0203265578141</text:p>
          </table:table-cell>
          <table:table-cell office:value-type="float" office:value="10.1299011251279" calcext:value-type="float">
            <text:p>10,1299011251279</text:p>
          </table:table-cell>
          <table:table-cell office:value-type="float" office:value="10.1368333333333" calcext:value-type="float">
            <text:p>10,1368333333333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,457182320442</text:p>
          </table:table-cell>
          <table:table-cell office:value-type="float" office:value="9.24774560987186" calcext:value-type="float">
            <text:p>9,24774560987186</text:p>
          </table:table-cell>
          <table:table-cell office:value-type="float" office:value="9.39607592917531" calcext:value-type="float">
            <text:p>9,39607592917531</text:p>
          </table:table-cell>
          <table:table-cell office:value-type="float" office:value="10.2559812615024" calcext:value-type="float">
            <text:p>10,2559812615024</text:p>
          </table:table-cell>
          <table:table-cell office:value-type="float" office:value="10.3484899898202" calcext:value-type="float">
            <text:p>10,3484899898202</text:p>
          </table:table-cell>
          <table:table-cell office:value-type="float" office:value="9.96018202502844" calcext:value-type="float">
            <text:p>9,96018202502844</text:p>
          </table:table-cell>
          <table:table-cell office:value-type="float" office:value="10.1605520026927" calcext:value-type="float">
            <text:p>10,1605520026927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,2624069478908</text:p>
          </table:table-cell>
          <table:table-cell office:value-type="float" office:value="9.50829737802854" calcext:value-type="float">
            <text:p>9,50829737802854</text:p>
          </table:table-cell>
          <table:table-cell office:value-type="float" office:value="9.32787148594378" calcext:value-type="float">
            <text:p>9,32787148594378</text:p>
          </table:table-cell>
          <table:table-cell office:value-type="float" office:value="9.83764859143462" calcext:value-type="float">
            <text:p>9,83764859143462</text:p>
          </table:table-cell>
          <table:table-cell office:value-type="float" office:value="10.061797752809" calcext:value-type="float">
            <text:p>10,061797752809</text:p>
          </table:table-cell>
          <table:table-cell office:value-type="float" office:value="10.3616949152542" calcext:value-type="float">
            <text:p>10,3616949152542</text:p>
          </table:table-cell>
          <table:table-cell office:value-type="float" office:value="10.2333558634674" calcext:value-type="float">
            <text:p>10,2333558634674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,8202830188679</text:p>
          </table:table-cell>
          <table:table-cell office:value-type="float" office:value="9.1876187460418" calcext:value-type="float">
            <text:p>9,1876187460418</text:p>
          </table:table-cell>
          <table:table-cell office:value-type="float" office:value="9.37129434634699" calcext:value-type="float">
            <text:p>9,37129434634699</text:p>
          </table:table-cell>
          <table:table-cell office:value-type="float" office:value="10.1770923583434" calcext:value-type="float">
            <text:p>10,1770923583434</text:p>
          </table:table-cell>
          <table:table-cell office:value-type="float" office:value="9.83306320907617" calcext:value-type="float">
            <text:p>9,83306320907617</text:p>
          </table:table-cell>
          <table:table-cell office:value-type="float" office:value="9.912369396697" calcext:value-type="float">
            <text:p>9,912369396697</text:p>
          </table:table-cell>
          <table:table-cell office:value-type="float" office:value="10.2746585735964" calcext:value-type="float">
            <text:p>10,2746585735964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,8134275618375</text:p>
          </table:table-cell>
          <table:table-cell office:value-type="float" office:value="9.30054295752156" calcext:value-type="float">
            <text:p>9,30054295752156</text:p>
          </table:table-cell>
          <table:table-cell office:value-type="float" office:value="9.240891959799" calcext:value-type="float">
            <text:p>9,240891959799</text:p>
          </table:table-cell>
          <table:table-cell office:value-type="float" office:value="9.97105389413082" calcext:value-type="float">
            <text:p>9,97105389413082</text:p>
          </table:table-cell>
          <table:table-cell office:value-type="float" office:value="10.1403594771242" calcext:value-type="float">
            <text:p>10,1403594771242</text:p>
          </table:table-cell>
          <table:table-cell office:value-type="float" office:value="9.95153583617747" calcext:value-type="float">
            <text:p>9,95153583617747</text:p>
          </table:table-cell>
          <table:table-cell office:value-type="float" office:value="9.57028804007514" calcext:value-type="float">
            <text:p>9,57028804007514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,1603524229075</text:p>
          </table:table-cell>
          <table:table-cell office:value-type="float" office:value="9.47436310867462" calcext:value-type="float">
            <text:p>9,47436310867462</text:p>
          </table:table-cell>
          <table:table-cell office:value-type="float" office:value="9.5974358974359" calcext:value-type="float">
            <text:p>9,5974358974359</text:p>
          </table:table-cell>
          <table:table-cell office:value-type="float" office:value="10.0503333333333" calcext:value-type="float">
            <text:p>10,0503333333333</text:p>
          </table:table-cell>
          <table:table-cell office:value-type="float" office:value="10.5309060118544" calcext:value-type="float">
            <text:p>10,5309060118544</text:p>
          </table:table-cell>
          <table:table-cell office:value-type="float" office:value="9.88647145427777" calcext:value-type="float">
            <text:p>9,88647145427777</text:p>
          </table:table-cell>
          <table:table-cell office:value-type="float" office:value="10.109081769437" calcext:value-type="float">
            <text:p>10,109081769437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,5121071612571</text:p>
          </table:table-cell>
          <table:table-cell office:value-type="float" office:value="9.30894308943089" calcext:value-type="float">
            <text:p>9,30894308943089</text:p>
          </table:table-cell>
          <table:table-cell office:value-type="float" office:value="9.35994240921453" calcext:value-type="float">
            <text:p>9,35994240921453</text:p>
          </table:table-cell>
          <table:table-cell office:value-type="float" office:value="10.0278277950565" calcext:value-type="float">
            <text:p>10,0278277950565</text:p>
          </table:table-cell>
          <table:table-cell office:value-type="float" office:value="10.1800066979236" calcext:value-type="float">
            <text:p>10,1800066979236</text:p>
          </table:table-cell>
          <table:table-cell office:value-type="float" office:value="10.006623613181" calcext:value-type="float">
            <text:p>10,006623613181</text:p>
          </table:table-cell>
          <table:table-cell office:value-type="float" office:value="9.97420535862872" calcext:value-type="float">
            <text:p>9,97420535862872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,2597669636738</text:p>
          </table:table-cell>
          <table:table-cell office:value-type="float" office:value="9.50057670126874" calcext:value-type="float">
            <text:p>9,50057670126874</text:p>
          </table:table-cell>
          <table:table-cell office:value-type="float" office:value="9.24087473870397" calcext:value-type="float">
            <text:p>9,24087473870397</text:p>
          </table:table-cell>
          <table:table-cell office:value-type="float" office:value="10.2396583486853" calcext:value-type="float">
            <text:p>10,2396583486853</text:p>
          </table:table-cell>
          <table:table-cell office:value-type="float" office:value="10.1633513149022" calcext:value-type="float">
            <text:p>10,1633513149022</text:p>
          </table:table-cell>
          <table:table-cell office:value-type="float" office:value="9.94553095199612" calcext:value-type="float">
            <text:p>9,94553095199612</text:p>
          </table:table-cell>
          <table:table-cell office:value-type="float" office:value="9.80580966137057" calcext:value-type="float">
            <text:p>9,80580966137057</text:p>
          </table:table-cell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TTD AVG</text:p>
          </table:table-cell>
          <table:table-cell table:style-name="ce1" office:value-type="string" calcext:value-type="string">
            <text:p>NonCom MTTD</text:p>
          </table:table-cell>
          <table:table-cell table:style-name="ce1" office:value-type="string" calcext:value-type="string">
            <text:p>BB MTTD</text:p>
          </table:table-cell>
          <table:table-cell table:style-name="ce1" office:value-type="string" calcext:value-type="string">
            <text:p>DM MTTD</text:p>
          </table:table-cell>
          <table:table-cell table:style-name="ce1" office:value-type="string" calcext:value-type="string">
            <text:p>AE PUSH MTTD</text:p>
          </table:table-cell>
          <table:table-cell table:style-name="ce1" office:value-type="string" calcext:value-type="string">
            <text:p>AE PULL MTTD</text:p>
          </table:table-cell>
          <table:table-cell table:style-name="ce1" office:value-type="string" calcext:value-type="string">
            <text:p>AE 1-PUSH MTTD</text:p>
          </table:table-cell>
          <table:table-cell table:style-name="ce1" office:value-type="string" calcext:value-type="string">
            <text:p>AE 1-PULL MTTD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280.484273572481" calcext:value-type="float">
            <text:p>280,484273572481</text:p>
          </table:table-cell>
          <table:table-cell table:formula="of:=AVERAGE([.D2:.D21])" office:value-type="float" office:value="12.1234881933766" calcext:value-type="float">
            <text:p>12,1234881933766</text:p>
          </table:table-cell>
          <table:table-cell table:formula="of:=AVERAGE([.E2:.E21])" office:value-type="float" office:value="11.8563659905629" calcext:value-type="float">
            <text:p>11,8563659905629</text:p>
          </table:table-cell>
          <table:table-cell table:formula="of:=AVERAGE([.F2:.F21])" office:value-type="float" office:value="21.0515230807605" calcext:value-type="float">
            <text:p>21,0515230807605</text:p>
          </table:table-cell>
          <table:table-cell table:formula="of:=AVERAGE([.G2:.G21])" office:value-type="float" office:value="20.021101268259" calcext:value-type="float">
            <text:p>20,021101268259</text:p>
          </table:table-cell>
          <table:table-cell table:formula="of:=AVERAGE([.H2:.H21])" office:value-type="float" office:value="22.0427029591243" calcext:value-type="float">
            <text:p>22,0427029591243</text:p>
          </table:table-cell>
          <table:table-cell table:formula="of:=AVERAGE([.I2:.I21])" office:value-type="float" office:value="20.3170073295422" calcext:value-type="float">
            <text:p>20,317007329542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256.477280897417" calcext:value-type="float">
            <text:p>256,477280897417</text:p>
          </table:table-cell>
          <table:table-cell table:formula="of:=AVERAGE([.D22:.D41])" office:value-type="float" office:value="10.6487698350419" calcext:value-type="float">
            <text:p>10,6487698350419</text:p>
          </table:table-cell>
          <table:table-cell table:formula="of:=AVERAGE([.E22:.E41])" office:value-type="float" office:value="10.7436562394212" calcext:value-type="float">
            <text:p>10,7436562394212</text:p>
          </table:table-cell>
          <table:table-cell table:formula="of:=AVERAGE([.F22:.F41])" office:value-type="float" office:value="14.1772577814915" calcext:value-type="float">
            <text:p>14,1772577814915</text:p>
          </table:table-cell>
          <table:table-cell table:formula="of:=AVERAGE([.G22:.G41])" office:value-type="float" office:value="13.7896070376024" calcext:value-type="float">
            <text:p>13,7896070376024</text:p>
          </table:table-cell>
          <table:table-cell table:formula="of:=AVERAGE([.H22:.H41])" office:value-type="float" office:value="14.6042404080622" calcext:value-type="float">
            <text:p>14,6042404080622</text:p>
          </table:table-cell>
          <table:table-cell table:formula="of:=AVERAGE([.I22:.I41])" office:value-type="float" office:value="14.051832263175" calcext:value-type="float">
            <text:p>14,0518322631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143.101412048228" calcext:value-type="float">
            <text:p>143,101412048228</text:p>
          </table:table-cell>
          <table:table-cell table:formula="of:=AVERAGE([.D42:.D61])" office:value-type="float" office:value="9.60491192772038" calcext:value-type="float">
            <text:p>9,60491192772038</text:p>
          </table:table-cell>
          <table:table-cell table:formula="of:=AVERAGE([.E42:.E61])" office:value-type="float" office:value="9.67707071920142" calcext:value-type="float">
            <text:p>9,67707071920142</text:p>
          </table:table-cell>
          <table:table-cell table:formula="of:=AVERAGE([.F42:.F61])" office:value-type="float" office:value="11.1426575660672" calcext:value-type="float">
            <text:p>11,1426575660672</text:p>
          </table:table-cell>
          <table:table-cell table:formula="of:=AVERAGE([.G42:.G61])" office:value-type="float" office:value="10.9551062889499" calcext:value-type="float">
            <text:p>10,9551062889499</text:p>
          </table:table-cell>
          <table:table-cell table:formula="of:=AVERAGE([.H42:.H61])" office:value-type="float" office:value="11.1460342100952" calcext:value-type="float">
            <text:p>11,1460342100952</text:p>
          </table:table-cell>
          <table:table-cell table:formula="of:=AVERAGE([.I42:.I61])" office:value-type="float" office:value="10.9031920753448" calcext:value-type="float">
            <text:p>10,903192075344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59.1532215612596" calcext:value-type="float">
            <text:p>59,1532215612596</text:p>
          </table:table-cell>
          <table:table-cell table:formula="of:=AVERAGE([.D62:.D81])" office:value-type="float" office:value="9.37794323451292" calcext:value-type="float">
            <text:p>9,37794323451292</text:p>
          </table:table-cell>
          <table:table-cell table:formula="of:=AVERAGE([.E62:.E81])" office:value-type="float" office:value="9.38444121254547" calcext:value-type="float">
            <text:p>9,38444121254547</text:p>
          </table:table-cell>
          <table:table-cell table:formula="of:=AVERAGE([.F62:.F81])" office:value-type="float" office:value="10.1065622482653" calcext:value-type="float">
            <text:p>10,1065622482653</text:p>
          </table:table-cell>
          <table:table-cell table:formula="of:=AVERAGE([.G62:.G81])" office:value-type="float" office:value="10.0411351511486" calcext:value-type="float">
            <text:p>10,0411351511486</text:p>
          </table:table-cell>
          <table:table-cell table:formula="of:=AVERAGE([.H62:.H81])" office:value-type="float" office:value="10.1419291180111" calcext:value-type="float">
            <text:p>10,1419291180111</text:p>
          </table:table-cell>
          <table:table-cell table:formula="of:=AVERAGE([.I62:.I81])" office:value-type="float" office:value="9.97030524396828" calcext:value-type="float">
            <text:p>9,97030524396828</text:p>
          </table:table-cell>
          <table:table-cell table:number-columns-repeated="1008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08:30:14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11-09T08:51:29.591000000</dc:date>
    <meta:editing-duration>PT21M38S</meta:editing-duration>
    <meta:editing-cycles>6</meta:editing-cycles>
    <meta:document-statistic meta:table-count="2" meta:cell-count="1538" meta:object-count="0"/>
  </office:meta>
</office:document-meta>
</file>